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
      <style:paragraph-properties fo:text-align="center" style:justify-single-word="false"/>
      <style:text-properties officeooo:paragraph-rsid="0007d771"/>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5"/>
    <style:style style:name="P6" style:family="paragraph" style:parent-style-name="Standard" style:list-style-name="L5">
      <style:text-properties officeooo:paragraph-rsid="00043aec"/>
    </style:style>
    <style:style style:name="P7" style:family="paragraph" style:parent-style-name="Text_20_body" style:list-style-name="L3"/>
    <style:style style:name="P8" style:family="paragraph" style:parent-style-name="Text_20_body" style:list-style-name="L4"/>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officeooo:rsid="00002fde"/>
    </style:style>
    <style:style style:name="T4" style:family="text">
      <style:text-properties officeooo:rsid="00009abf"/>
    </style:style>
    <style:style style:name="T5" style:family="text">
      <style:text-properties officeooo:rsid="00043aec"/>
    </style:style>
    <style:style style:name="T6" style:family="text">
      <style:text-properties officeooo:rsid="0006e60b"/>
    </style:style>
    <style:style style:name="T7" style:family="text">
      <style:text-properties officeooo:rsid="0007d771"/>
    </style:style>
    <style:style style:name="T8" style:family="text">
      <style:text-properties officeooo:rsid="0008d89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cole nationale des <text:span text:style-name="T8">C</text:span>hartes, Master 2 <text:span text:style-name="T6">TNAH</text:span>, année 20<text:span text:style-name="T3">2</text:span>1-20<text:span text:style-name="T3">2</text:span>2<text:line-break/>Cours sur la description archivistique<text:line-break/>Travaux dirigés<text:line-break/><text:span text:style-name="T7">Premier exercice : encodage en XML/EAD</text:span></text:p>
      <text:p text:style-name="P1"/>
      <text:p text:style-name="Standard"><text:span text:style-name="T1">Date du document </text:span>: <text:span text:style-name="T4">décem</text:span>bre 20<text:span text:style-name="T4">2</text:span>1</text:p>
      <text:p text:style-name="Standard"><text:span text:style-name="T1">Auteur </text:span>: Florence Clavaud <text:span text:style-name="T4">(Lab des Archives nationales), </text:span><text:a xlink:type="simple" xlink:href="mailto:florence.clavaud@culture.gouv.fr" text:style-name="Internet_20_link" text:visited-style-name="Visited_20_Internet_20_Link"><text:span text:style-name="T4">florence.clavaud@culture.gouv.fr</text:span></text:a></text:p>
      <text:p text:style-name="Standard"><text:span text:style-name="T1">Version </text:span>: provisoire et incomplète</text:p>
      <text:p text:style-name="Standard"/>
      <text:p text:style-name="Standard"/>
      <text:p text:style-name="Standard">Il s’agit de convertir en XML/EAD, manuellement, un petit instrument de recherche préexistant.</text:p>
      <text:p text:style-name="Standard"/>
      <text:p text:style-name="Standard"><text:span text:style-name="T1">Objectifs</text:span> : chacun devrait à l’issue de cet exercice connaître l’essentiel de la norme EAD, être capable de mettre en œuvre la méthode proposée sur un instrument de recherche relativement simple en tout ou en partie conforme à ISAD(G) et d’utiliser les principaux manuels et référentiels, connaître les points importants et ceux qui sont secondaires dans ce travail, être capable d’identifier, dans un instrument de recherche imprimé ou produit au traitement de texte, les principales difficultés, de les évaluer et de les traiter de manière pertinente.</text:p>
      <text:p text:style-name="Standard"/>
      <text:h text:style-name="Heading_20_2" text:outline-level="2">Remarques générales</text:h>
      <text:p text:style-name="Standard">Une opération de rétroconversion d’instrument de recherche implique normalement de ne perdre aucune information (sauf consignes contraires) et de ne pas reformuler les informations (sauf nécessité absolue). Elle implique aussi d’enrichir les informations, du simple fait qu’on les structure, et du fait qu’on en prépare l’exploitation (l’indexation informatique). Elle est toujours plus compliquée si on n’est pas l’auteur de l’instrument de recherche, et qu’on ne peut ni contacter l’auteur ni avoir accès aux documents d’archives eux-mêmes ; noter que c’est le cas de loin le plus fréquent.</text:p>
      <text:p text:style-name="Standard"/>
      <text:p text:style-name="Standard">De manière générale, donc dans le contexte de cet exercice et dans tout autre contexte, une méthode rigoureuse et efficace consiste, dans l’ordre, à :</text:p>
      <text:list xml:id="list1263104238" text:style-name="L1">
        <text:list-item>
          <text:p text:style-name="P3">prendre le temps nécessaire pour comprendre (lire si possible) l’instrument de recherche, en repérer la structure apparente, cerner les points problématiques ou peu clairs (ceci est plus ou moins facile et rapide selon l’expertise et l’expérience), réunir le cas échéant toutes les informations manquantes ;</text:p>
        </text:list-item>
        <text:list-item>
          <text:p text:style-name="P3">si on utilise un éditeur de documents XML, créer un nouveau document XML/EAD 2002 possédant un prologue complet (déclaration XML; déclaration de DTD) ;</text:p>
        </text:list-item>
        <text:list-item>
          <text:p text:style-name="P3">encoder l’en-tête EAD ;</text:p>
        </text:list-item>
        <text:list-item>
          <text:p text:style-name="P3">encoder la description de haut niveau ;</text:p>
        </text:list-item>
        <text:list-item>
          <text:p text:style-name="P3">une fois le plan de classement interne clairement repéré dans l’instrument de recherche, encoder la description des sous-composants. Ceci peut se faire par niveaux de description ou en profondeur ; nous conseillons aux débutants de le faire par niveaux de description.</text:p>
        </text:list-item>
      </text:list>
      <text:list xml:id="list246329393" text:style-name="L2">
        <text:list-item>
          <text:p text:style-name="P4">poser les liens internes et les autres liens utiles ;</text:p>
        </text:list-item>
        <text:list-item>
          <text:p text:style-name="P4">procéder si souhaité et pertinent à l’indexation humaine de l’instrument de recherche</text:p>
        </text:list-item>
      </text:list>
      <text:p text:style-name="Standard"/>
      <text:p text:style-name="Standard">Toujours de manière générale, avant de commencer, il est indispensable de <text:span text:style-name="T4">disposer du</text:span> <text:span text:style-name="T2">Dictionnaire des balises</text:span> de la DTD EAD et <text:span text:style-name="T4">d</text:span>es manuels applicables au cas de figure à traiter.</text:p>
      <text:p text:style-name="Standard">En outre, dans la vie réelle, un travail de rétroconversion ne concerne pas qu’un seul instrument de recherche, mais s’inscrit dans le cadre d’un projet de plus grande envergure qui engage une équipe <text:soft-page-break/>ou une institution. Pour obtenir des fichiers homogènes et compréhensibles, exploitables par l’informatique et faciles à gérer, il est très important de définir des règles précises d’application de la DTD EAD à la collection d’instruments de recherche.</text:p>
      <text:p text:style-name="Standard"/>
      <text:h text:style-name="Heading_20_2" text:outline-level="2">Les instruments de recherche à traiter</text:h>
      <text:p text:style-name="Standard">Nous avons sélectionné, dans l’<text:span text:style-name="T2">Etat sommaire des fonds d’archives privées (série AP)</text:span> (version PDF de juin 2011) <text:span text:style-name="T4">trois</text:span> notices de fonds de nature et provenances diverses, fournies au format papier.</text:p>
      <text:p text:style-name="Standard">Ces notices sont globalement faciles à traiter, elles permettront d’apprendre l’essentiel. Un corrigé sera fourni à la fin du cours pour ces notices.</text:p>
      <text:p text:style-name="Standard"/>
      <text:h text:style-name="Heading_20_2" text:outline-level="2">Organisation du travail</text:h>
      <text:p text:style-name="Text_20_body"/>
      <text:p text:style-name="Standard">Chacun va choisir une notice à encoder intégralement parmi les <text:span text:style-name="T4">3</text:span> sélectionnées. Le travail s’étalera sur plusieurs séances, et se poursuivra <text:span text:style-name="T4">peut-être </text:span>à la maison entre les séances.</text:p>
      <text:p text:style-name="Standard"/>
      <text:p text:style-name="Standard">Nous guiderons le travail d’encodage pendant le cours.</text:p>
      <text:p text:style-name="Standard"/>
      <text:p text:style-name="Standard">On va procéder selon les étapes listées ci-dessus. Nous allons, pour chaque étape, donner oralement des consignes et conseils pour démarrer, vous guider pendant votre travail, puis après chaque étape, faire un point général pour prendre les questions et résumer l’essentiel de ce qui a été vu et de ce qu’il faut savoir.</text:p>
      <text:p text:style-name="Standard"/>
      <text:p text:style-name="Standard">Le présent document ne donnera pas en détail ni même sous la forme d’une liste, ni les recommandations de fond, ni les procédures à suivre. Il vous est recommandé de prendre des notes. N’oubliez pas que les commentaires XML sont faits pour ça ;-)</text:p>
      <text:p text:style-name="Standard"/>
      <text:p text:style-name="Standard"/>
      <text:h text:style-name="Heading_20_2" text:outline-level="2">Première séance de travail : étapes 1 à 4</text:h>
      <text:h text:style-name="Heading_20_3" text:outline-level="3">ETAPE 1 : examiner l’instrument de recherche</text:h>
      <text:p text:style-name="Text_20_body"/>
      <text:p text:style-name="Text_20_body">Prenez le temps de lire la notice choisie et de noter ce qui vous semble difficile ou problématique.</text:p>
      <text:p text:style-name="Text_20_body">Temps prévu pour cette étape : 10 min, + 10 min pour les questions (au maximum) et la synthèse</text:p>
      <text:p text:style-name="Text_20_body"/>
      <text:h text:style-name="Heading_20_3" text:outline-level="3">ETAPE 2 : créer un nouveau document EAD</text:h>
      <text:p text:style-name="Text_20_body">Il faut que vous sachiez refaire ce travail seul(e), donc vous devez à la fois savoir comment le faire avec oXygen, et comprendre ce qui se passe (pour pouvoir le cas échéant vous passer d’oXygen).</text:p>
      <text:p text:style-name="Text_20_body">Tout ne sera pas dit ici, mais voici quelques recommandations d’intérêt général :</text:p>
      <text:list xml:id="list1711695178" text:style-name="L3">
        <text:list-item>
          <text:p text:style-name="P7">faire attention à l’identifiant public de la DTD (le taper tel quel) ;</text:p>
        </text:list-item>
        <text:list-item>
          <text:p text:style-name="P7">enregistrer immédiatement votre document EAD dans <text:span text:style-name="T4">votre dossier de travail</text:span> (et penser à valider et à enregistrer très régulièrement le fichier) ;</text:p>
        </text:list-item>
      </text:list>
      <text:list xml:id="list3177824907" text:style-name="L4">
        <text:list-item>
          <text:p text:style-name="P8">lui donner un nom signifiant et éviter les espaces et diacritiques dans les noms de fichiers</text:p>
        </text:list-item>
        <text:list-item>
          <text:p text:style-name="P8"><text:soft-page-break/>dans oXygen : ne pas utiliser le “ template ” fourni par le logiciel (qui est adapté à la pratique américaine), et ne pas demander le “ contenu optionnel ”</text:p>
        </text:list-item>
      </text:list>
      <text:p text:style-name="Text_20_body">Temps prévu pour cette étape : 5 minutes d’explication, 10 min de mise en œuvre, <text:span text:style-name="T5">5</text:span> min pour les questions et la synthèse (au maximum)</text:p>
      <text:h text:style-name="Heading_20_3" text:outline-level="3">ETAPE 3 : encoder l’en-tête EAD</text:h>
      <text:p text:style-name="Standard"/>
      <text:p text:style-name="Standard">Rappel : cet en-tête concerne le fichier EAD (l’instrument de recherche électronique) lui-même, pas les documents d’archives.</text:p>
      <text:p text:style-name="Standard">Ici il faut se souvenir que l’ordre des informations est prescrit. Il faut aussi noter que très souvent beaucoup d’informations doivent être ajoutées à ce dont on dispose, et que certaines informations (comme la description des révisions) sont bien sûr à compléter pendant tout le cycle de vie du document.</text:p>
      <text:p text:style-name="Standard">Il ne suffit pas de fournir une notice bibliographique ; l’identifiant (sur lequel nous allons revenir oralement) et les informations sur le profil sont importantes.</text:p>
      <text:p text:style-name="Standard"/>
      <text:p text:style-name="Text_20_body">Temps prévu pour cette étape : 10 minutes d’explication, <text:span text:style-name="T5">15</text:span> min de mise en œuvre, <text:span text:style-name="T5">5</text:span> min pour les questions et la synthèse.</text:p>
      <text:h text:style-name="Heading_20_3" text:outline-level="3">ETAPE 4 : encoder la description globale</text:h>
      <text:p text:style-name="Standard"><text:span text:style-name="T4">I</text:span>ci il n’y a pas d’ordre prescrit, sauf pour &lt;did&gt; qui est le premier sous-élément de &lt;archdesc&gt; et qui ne peut être vide. Cependant on peut (on devrait dans le cadre d’un projet réel) définir un ordre et s’y tenir, pour plus d’homogénéité.</text:p>
      <text:p text:style-name="Standard"/>
      <text:p text:style-name="Standard">Quelques-uns des points sur lesquels nous reviendrons à la fin de cette étape :</text:p>
      <text:list xml:id="list116045318" text:style-name="L5">
        <text:list-item>
          <text:p text:style-name="P5">très peu de choses obligatoires, mais des informations essentielles à encoder, dont certaines sont susceptibles d’être implicites ;</text:p>
        </text:list-item>
        <text:list-item>
          <text:p text:style-name="P6">focus sur la provenance ;</text:p>
        </text:list-item>
        <text:list-item>
          <text:p text:style-name="P6">aperçu des règles d’indexation (on y reviendra beaucoup plus précisément plus tard) ;</text:p>
        </text:list-item>
        <text:list-item>
          <text:p text:style-name="P5">de l’importance de mentionner l’entité responsable de la conservation ;</text:p>
        </text:list-item>
        <text:list-item>
          <text:p text:style-name="P5">les dates, leur place, la manière de les encoder ;</text:p>
        </text:list-item>
        <text:list-item>
          <text:p text:style-name="P5">la notice biographique, ici embarquée ;</text:p>
        </text:list-item>
        <text:list-item>
          <text:p text:style-name="P5">les sources complémentaires ;</text:p>
        </text:list-item>
        <text:list-item>
          <text:p text:style-name="P5">les structures disponibles à l’intérieur des éléments EAD métier (paragraphes et listes) ;</text:p>
        </text:list-item>
        <text:list-item>
          <text:p text:style-name="P5">dans quels cas utiliser head ;</text:p>
        </text:list-item>
        <text:list-item>
          <text:p text:style-name="P5">l’enrichissement typographique ;</text:p>
        </text:list-item>
        <text:list-item>
          <text:p text:style-name="P5">les travers et pièges à éviter  encoder trop finement ; oublier des choses ; se fier trop à la structure apparente de la notice ; mal traiter la “ présentation de contenu </text:p>
        </text:list-item>
      </text:list>
      <text:p text:style-name="Standard"/>
      <text:p text:style-name="Text_20_body">Temps prévu pour cette étape : <text:span text:style-name="T5">10</text:span> minutes d’explication, 30 min de mise en œuvre, <text:span text:style-name="T5">10</text:span> min pour les questions et la synthèse.</text:p>
      <text:h text:style-name="Heading_20_3" text:outline-level="3">Pour l<text:span text:style-name="T5">e prochain cours (mi-janvier)</text:span></text:h>
      <text:p text:style-name="Text_20_body"/>
      <text:p text:style-name="Text_20_body">SVP terminez ce premier travail <text:span text:style-name="T5">pour le prochain cou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14T13:49:11.669000000</meta:creation-date>
    <meta:editing-duration>P0D</meta:editing-duration>
    <meta:editing-cycles>1</meta:editing-cycles>
    <meta:generator>LibreOffice/5.4.7.2.M6$Windows_x86 LibreOffice_project/84cdc5b975a208eecf96cb73014f465650380623</meta:generator>
    <meta:document-statistic meta:table-count="0" meta:image-count="0" meta:object-count="0" meta:page-count="3" meta:paragraph-count="60" meta:word-count="1272" meta:character-count="7767" meta:non-whitespace-character-count="6575"/>
  </office:meta>
</office:document-meta>
</file>